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string" calcext:value-type="string">
            <text:p>36,2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119" calcext:value-type="float">
            <text:p>119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1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,9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.44" calcext:value-type="float">
            <text:p>96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,65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95" calcext:value-type="float">
            <text:p>28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2,763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72.02" calcext:value-type="float">
            <text:p>72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string" calcext:value-type="string">
            <text:p>11,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9,583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.79" calcext:value-type="float">
            <text:p>19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,21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87" calcext:value-type="float">
            <text:p>39.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42,301</text:p>
          </table:table-cell>
          <table:table-cell office:value-type="string" calcext:value-type="string">
            <text:p>3,307</text:p>
          </table:table-cell>
          <table:table-cell office:value-type="float" office:value="6" calcext:value-type="float">
            <text:p>6</text:p>
          </table:table-cell>
          <table:table-cell office:value-type="float" office:value="32.85" calcext:value-type="float">
            <text:p>32.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36,287</text:p>
          </table:table-cell>
          <table:table-cell office:value-type="string" calcext:value-type="string">
            <text:p>116,5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8.35" calcext:value-type="float">
            <text:p>168.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9,5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office:value-type="float" office:value="873" calcext:value-type="float">
            <text:p>87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344" calcext:value-type="float">
            <text:p>3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40,554</text:p>
          </table:table-cell>
          <table:table-cell office:value-type="string" calcext:value-type="string">
            <text:p>116,883</text:p>
          </table:table-cell>
          <table:table-cell office:value-type="float" office:value="93" calcext:value-type="float">
            <text:p>93</text:p>
          </table:table-cell>
          <table:table-cell office:value-type="float" office:value="128.29" calcext:value-type="float">
            <text:p>128.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78,6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319,183</text:p>
          </table:table-cell>
          <table:table-cell office:value-type="string" calcext:value-type="string">
            <text:p>121,669</text:p>
          </table:table-cell>
          <table:table-cell office:value-type="float" office:value="223" calcext:value-type="float">
            <text:p>223</text:p>
          </table:table-cell>
          <table:table-cell office:value-type="float" office:value="44.17" calcext:value-type="float">
            <text:p>44.1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998,0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26</meta:creation-date>
    <dc:date>2018-09-01T10:08:26</dc:date>
    <meta:generator>LibreOffice/5.1.6.2$Linux_X86_64 LibreOffice_project/10m0$Build-2</meta:generator>
    <meta:document-statistic meta:table-count="1" meta:cell-count="48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